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15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00"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8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Contract deployment cost (gas)</text:p>
          </table:table-cell>
          <table:table-cell office:value-type="float" office:value="3164385" calcext:value-type="float">
            <text:p>3164385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ocktime (s)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straint System</text:p>
          </table:table-cell>
          <table:table-cell office:value-type="string" calcext:value-type="string">
            <text:p>CS Size (B)</text:p>
          </table:table-cell>
          <table:table-cell office:value-type="string" calcext:value-type="string">
            <text:p>CS inputs / constraints</text:p>
          </table:table-cell>
          <table:table-cell table:style-name="Default" office:value-type="string" calcext:value-type="string">
            <text:p>User #</text:p>
          </table:table-cell>
          <table:table-cell office:value-type="string" calcext:value-type="string">
            <text:p>Runtime (s)</text:p>
          </table:table-cell>
          <table:table-cell office:value-type="string" calcext:value-type="string">
            <text:p>Event Filters (s)</text:p>
          </table:table-cell>
          <table:table-cell office:value-type="string" calcext:value-type="string">
            <text:p>Event Filters (%)</text:p>
          </table:table-cell>
          <table:table-cell office:value-type="string" calcext:value-type="string">
            <text:p>Input wait (s)</text:p>
          </table:table-cell>
          <table:table-cell table:style-name="Default" office:value-type="string" calcext:value-type="string">
            <text:p>Input wait (%)</text:p>
          </table:table-cell>
          <table:table-cell office:value-type="string" calcext:value-type="string">
            <text:p>Net execution time (s)</text:p>
          </table:table-cell>
          <table:table-cell office:value-type="string" calcext:value-type="string">
            <text:p>Net execution time (%)</text:p>
          </table:table-cell>
          <table:table-cell office:value-type="string" calcext:value-type="string">
            <text:p>Net vs Events (%)</text:p>
          </table:table-cell>
          <table:table-cell office:value-type="string" calcext:value-type="string">
            <text:p>Total size (B)</text:p>
          </table:table-cell>
          <table:table-cell office:value-type="string" calcext:value-type="string">
            <text:p>Total gas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Nizks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Stage2</text:p>
          </table:table-cell>
          <table:table-cell office:value-type="string" calcext:value-type="string">
            <text:p>Stage3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50">
            <text:p>add.code</text:p>
          </table:table-cell>
          <table:table-cell table:style-name="ce1" office:value-type="float" office:value="1768" calcext:value-type="float" table:number-columns-spanned="1" table:number-rows-spanned="50">
            <text:p>1768</text:p>
          </table:table-cell>
          <table:table-cell table:style-name="ce1" office:value-type="string" calcext:value-type="string" table:number-columns-spanned="1" table:number-rows-spanned="50">
            <text:p>1 / 1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7s</text:p>
          </table:table-cell>
          <table:table-cell office:value-type="string" calcext:value-type="string">
            <text:p>109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6.75%/93.25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4s</text:p>
          </table:table-cell>
          <table:table-cell office:value-type="string" calcext:value-type="string">
            <text:p>10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6.93%/93.07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9s</text:p>
          </table:table-cell>
          <table:table-cell office:value-type="string" calcext:value-type="string">
            <text:p>112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5.80%/94.20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/>
          <table:table-cell office:value-type="string" calcext:value-type="string">
            <text:p>Why different cost for commit?</text:p>
          </table:table-cell>
          <table:table-cell table:number-columns-repeated="1001"/>
        </table:table-row>
        <table:table-row table:style-name="ro1">
          <table:covered-table-cell table:number-columns-repeated="3" table:style-name="ce2"/>
          <table:table-cell table:style-name="ce4"/>
          <table:table-cell table:style-name="ce2" table:number-columns-repeated="4"/>
          <table:table-cell table:style-name="ce10"/>
          <table:table-cell table:style-name="ce2" table:number-columns-repeated="1015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543" calcext:value-type="float">
            <text:p>111754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7s</text:p>
          </table:table-cell>
          <table:table-cell office:value-type="string" calcext:value-type="string">
            <text:p>160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3.82%/96.18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01" calcext:value-type="float">
            <text:p>677701</text:p>
          </table:table-cell>
          <table:table-cell office:value-type="float" office:value="50053" calcext:value-type="float">
            <text:p>50053</text:p>
          </table:table-cell>
          <table:table-cell office:value-type="float" office:value="80410" calcext:value-type="float">
            <text:p>8041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60%/95.40%</text:p>
          </table:table-cell>
          <table:table-cell office:value-type="float" office:value="20651" calcext:value-type="float">
            <text:p>20651</text:p>
          </table:table-cell>
          <table:table-cell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36%/95.64%</text:p>
          </table:table-cell>
          <table:table-cell office:value-type="float" office:value="10119" calcext:value-type="float">
            <text:p>10119</text:p>
          </table:table-cell>
          <table:table-cell office:value-type="float" office:value="884830" calcext:value-type="float">
            <text:p>884830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196818" calcext:value-type="float">
            <text:p>196818</text:p>
          </table:table-cell>
          <table:table-cell office:value-type="float" office:value="192958" calcext:value-type="float">
            <text:p>192958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543" calcext:value-type="float">
            <text:p>111754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8s</text:p>
          </table:table-cell>
          <table:table-cell office:value-type="string" calcext:value-type="string">
            <text:p>161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3.79%/96.21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4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03%/95.97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479" calcext:value-type="float">
            <text:p>1117479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/>
          <table:table-cell office:value-type="string" calcext:value-type="string">
            <text:p>Why different cost for commit?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37%/95.63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01" calcext:value-type="float">
            <text:p>677701</text:p>
          </table:table-cell>
          <table:table-cell office:value-type="float" office:value="50053" calcext:value-type="float">
            <text:p>50053</text:p>
          </table:table-cell>
          <table:table-cell office:value-type="float" office:value="80410" calcext:value-type="float">
            <text:p>8041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3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58%/95.42%</text:p>
          </table:table-cell>
          <table:table-cell office:value-type="float" office:value="20651" calcext:value-type="float">
            <text:p>20651</text:p>
          </table:table-cell>
          <table:table-cell office:value-type="float" office:value="1117543" calcext:value-type="float">
            <text:p>111754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193721" calcext:value-type="float">
            <text:p>193721</text:p>
          </table:table-cell>
          <table:table-cell office:value-type="float" office:value="190890" calcext:value-type="float">
            <text:p>190890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7%/96.23%</text:p>
          </table:table-cell>
          <table:table-cell office:value-type="float" office:value="10119" calcext:value-type="float">
            <text:p>10119</text:p>
          </table:table-cell>
          <table:table-cell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1015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5s</text:p>
          </table:table-cell>
          <table:table-cell office:value-type="string" calcext:value-type="string">
            <text:p>251s</text:p>
          </table:table-cell>
          <table:table-cell office:value-type="float" office:value="0.9499" calcext:value-type="float">
            <text:p>0.9499</text:p>
          </table:table-cell>
          <table:table-cell office:value-type="string" calcext:value-type="string">
            <text:p>2s</text:p>
          </table:table-cell>
          <table:table-cell office:value-type="percentage" office:value="0.0109" calcext:value-type="percentage">
            <text:p>1.09%</text:p>
          </table:table-cell>
          <table:table-cell office:value-type="string" calcext:value-type="string">
            <text:p>10s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3.97%/96.03%</text:p>
          </table:table-cell>
          <table:table-cell office:value-type="float" office:value="20651" calcext:value-type="float">
            <text:p>20651</text:p>
          </table:table-cell>
          <table:table-cell office:value-type="float" office:value="1011041" calcext:value-type="float">
            <text:p>1011041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184186" calcext:value-type="float">
            <text:p>184186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3s</text:p>
          </table:table-cell>
          <table:table-cell office:value-type="float" office:value="0.9556" calcext:value-type="float">
            <text:p>0.9556</text:p>
          </table:table-cell>
          <table:table-cell office:value-type="string" calcext:value-type="string">
            <text:p>3s</text:p>
          </table:table-cell>
          <table:table-cell office:value-type="percentage" office:value="0.0122" calcext:value-type="percentage">
            <text:p>1.22%</text:p>
          </table:table-cell>
          <table:table-cell office:value-type="string" calcext:value-type="string">
            <text:p>8s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office:value-type="float" office:value="1219965" calcext:value-type="float">
            <text:p>1219965</text:p>
          </table:table-cell>
          <table:table-cell office:value-type="float" office:value="152655" calcext:value-type="float">
            <text:p>152655</text:p>
          </table:table-cell>
          <table:table-cell office:value-type="float" office:value="149072" calcext:value-type="float">
            <text:p>149072</text:p>
          </table:table-cell>
          <table:table-cell office:value-type="float" office:value="191769" calcext:value-type="float">
            <text:p>191769</text:p>
          </table:table-cell>
          <table:table-cell office:value-type="float" office:value="383758" calcext:value-type="float">
            <text:p>383758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40s</text:p>
          </table:table-cell>
          <table:table-cell office:value-type="float" office:value="0.9476" calcext:value-type="float">
            <text:p>0.9476</text:p>
          </table:table-cell>
          <table:table-cell office:value-type="string" calcext:value-type="string">
            <text:p>3s</text:p>
          </table:table-cell>
          <table:table-cell office:value-type="percentage" office:value="0.0154" calcext:value-type="percentage">
            <text:p>1.54%</text:p>
          </table:table-cell>
          <table:table-cell office:value-type="string" calcext:value-type="string">
            <text:p>9s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3.76%/96.24%</text:p>
          </table:table-cell>
          <table:table-cell office:value-type="float" office:value="10119" calcext:value-type="float">
            <text:p>10119</text:p>
          </table:table-cell>
          <table:table-cell office:value-type="float" office:value="958920" calcext:value-type="float">
            <text:p>958920</text:p>
          </table:table-cell>
          <table:table-cell office:value-type="float" office:value="152655" calcext:value-type="float">
            <text:p>152655</text:p>
          </table:table-cell>
          <table:table-cell office:value-type="float" office:value="73175" calcext:value-type="float">
            <text:p>73175</text:p>
          </table:table-cell>
          <table:table-cell office:value-type="float" office:value="293538" calcext:value-type="float">
            <text:p>293538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2s</text:p>
          </table:table-cell>
          <table:table-cell office:value-type="string" calcext:value-type="string">
            <text:p>238s</text:p>
          </table:table-cell>
          <table:table-cell office:value-type="float" office:value="0.9471" calcext:value-type="float">
            <text:p>0.9471</text:p>
          </table:table-cell>
          <table:table-cell office:value-type="string" calcext:value-type="string">
            <text:p>4s</text:p>
          </table:table-cell>
          <table:table-cell office:value-type="percentage" office:value="0.0173" calcext:value-type="percentage">
            <text:p>1.73%</text:p>
          </table:table-cell>
          <table:table-cell office:value-type="string" calcext:value-type="string">
            <text:p>8s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3.62%/96.38%</text:p>
          </table:table-cell>
          <table:table-cell office:value-type="float" office:value="10119" calcext:value-type="float">
            <text:p>10119</text:p>
          </table:table-cell>
          <table:table-cell office:value-type="float" office:value="1445084" calcext:value-type="float">
            <text:p>1445084</text:p>
          </table:table-cell>
          <table:table-cell office:value-type="float" office:value="152655" calcext:value-type="float">
            <text:p>152655</text:p>
          </table:table-cell>
          <table:table-cell office:value-type="float" office:value="234746" calcext:value-type="float">
            <text:p>234746</text:p>
          </table:table-cell>
          <table:table-cell office:value-type="float" office:value="404279" calcext:value-type="float">
            <text:p>404279</text:p>
          </table:table-cell>
          <table:table-cell office:value-type="float" office:value="278965" calcext:value-type="float">
            <text:p>278965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6s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24%/95.76%</text:p>
          </table:table-cell>
          <table:table-cell office:value-type="float" office:value="20651" calcext:value-type="float">
            <text:p>20651</text:p>
          </table:table-cell>
          <table:table-cell office:value-type="float" office:value="1107209" calcext:value-type="float">
            <text:p>1107209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281976" calcext:value-type="float">
            <text:p>281976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5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65%/96.35%</text:p>
          </table:table-cell>
          <table:table-cell office:value-type="float" office:value="10119" calcext:value-type="float">
            <text:p>10119</text:p>
          </table:table-cell>
          <table:table-cell office:value-type="float" office:value="1099016" calcext:value-type="float">
            <text:p>1099016</text:p>
          </table:table-cell>
          <table:table-cell office:value-type="float" office:value="152655" calcext:value-type="float">
            <text:p>152655</text:p>
          </table:table-cell>
          <table:table-cell office:value-type="float" office:value="231198" calcext:value-type="float">
            <text:p>231198</text:p>
          </table:table-cell>
          <table:table-cell office:value-type="float" office:value="184956" calcext:value-type="float">
            <text:p>184956</text:p>
          </table:table-cell>
          <table:table-cell office:value-type="float" office:value="187496" calcext:value-type="float">
            <text:p>187496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1s</text:p>
          </table:table-cell>
          <table:table-cell office:value-type="string" calcext:value-type="string">
            <text:p>24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1%/96.29%</text:p>
          </table:table-cell>
          <table:table-cell office:value-type="float" office:value="10119" calcext:value-type="float">
            <text:p>10119</text:p>
          </table:table-cell>
          <table:table-cell office:value-type="float" office:value="1355350" calcext:value-type="float">
            <text:p>1355350</text:p>
          </table:table-cell>
          <table:table-cell office:value-type="float" office:value="152655" calcext:value-type="float">
            <text:p>152655</text:p>
          </table:table-cell>
          <table:table-cell office:value-type="float" office:value="73175" calcext:value-type="float">
            <text:p>73175</text:p>
          </table:table-cell>
          <table:table-cell office:value-type="float" office:value="391891" calcext:value-type="float">
            <text:p>391891</text:p>
          </table:table-cell>
          <table:table-cell office:value-type="float" office:value="389962" calcext:value-type="float">
            <text:p>389962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49s</text:p>
          </table:table-cell>
          <table:table-cell office:value-type="string" calcext:value-type="string">
            <text:p>23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4%/96.26%</text:p>
          </table:table-cell>
          <table:table-cell office:value-type="float" office:value="10119" calcext:value-type="float">
            <text:p>10119</text:p>
          </table:table-cell>
          <table:table-cell office:value-type="float" office:value="1051917" calcext:value-type="float">
            <text:p>1051917</text:p>
          </table:table-cell>
          <table:table-cell office:value-type="float" office:value="152655" calcext:value-type="float">
            <text:p>152655</text:p>
          </table:table-cell>
          <table:table-cell office:value-type="float" office:value="147176" calcext:value-type="float">
            <text:p>147176</text:p>
          </table:table-cell>
          <table:table-cell office:value-type="float" office:value="93304" calcext:value-type="float">
            <text:p>93304</text:p>
          </table:table-cell>
          <table:table-cell office:value-type="float" office:value="284343" calcext:value-type="float">
            <text:p>284343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9s</text:p>
          </table:table-cell>
          <table:table-cell office:value-type="string" calcext:value-type="string">
            <text:p>25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82%/96.18%</text:p>
          </table:table-cell>
          <table:table-cell office:value-type="float" office:value="20651" calcext:value-type="float">
            <text:p>20651</text:p>
          </table:table-cell>
          <table:table-cell office:value-type="float" office:value="1498251" calcext:value-type="float">
            <text:p>1498251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385697" calcext:value-type="float">
            <text:p>385697</text:p>
          </table:table-cell>
          <table:table-cell office:value-type="float" office:value="379622" calcext:value-type="float">
            <text:p>379622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4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5%/96.75%</text:p>
          </table:table-cell>
          <table:table-cell office:value-type="float" office:value="10119" calcext:value-type="float">
            <text:p>10119</text:p>
          </table:table-cell>
          <table:table-cell office:value-type="float" office:value="844911" calcext:value-type="float">
            <text:p>844911</text:p>
          </table:table-cell>
          <table:table-cell office:value-type="float" office:value="152655" calcext:value-type="float">
            <text:p>152655</text:p>
          </table:table-cell>
          <table:table-cell office:value-type="float" office:value="74123" calcext:value-type="float">
            <text:p>74123</text:p>
          </table:table-cell>
          <table:table-cell office:value-type="float" office:value="91652" calcext:value-type="float">
            <text:p>91652</text:p>
          </table:table-cell>
          <table:table-cell office:value-type="float" office:value="183770" calcext:value-type="float">
            <text:p>183770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office:value-type="float" office:value="1204257" calcext:value-type="float">
            <text:p>1204257</text:p>
          </table:table-cell>
          <table:table-cell office:value-type="float" office:value="152655" calcext:value-type="float">
            <text:p>152655</text:p>
          </table:table-cell>
          <table:table-cell office:value-type="float" office:value="150846" calcext:value-type="float">
            <text:p>150846</text:p>
          </table:table-cell>
          <table:table-cell office:value-type="float" office:value="277434" calcext:value-type="float">
            <text:p>277434</text:p>
          </table:table-cell>
          <table:table-cell office:value-type="float" office:value="275655" calcext:value-type="float">
            <text:p>2756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45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office:value-type="float" office:value="1041281" calcext:value-type="float">
            <text:p>1041281</text:p>
          </table:table-cell>
          <table:table-cell office:value-type="float" office:value="152655" calcext:value-type="float">
            <text:p>152655</text:p>
          </table:table-cell>
          <table:table-cell office:value-type="float" office:value="236520" calcext:value-type="float">
            <text:p>236520</text:p>
          </table:table-cell>
          <table:table-cell office:value-type="float" office:value="184956" calcext:value-type="float">
            <text:p>184956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9s</text:p>
          </table:table-cell>
          <table:table-cell office:value-type="string" calcext:value-type="string">
            <text:p>24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8.29%/91.71%</text:p>
          </table:table-cell>
          <table:table-cell office:value-type="float" office:value="20651" calcext:value-type="float">
            <text:p>20651</text:p>
          </table:table-cell>
          <table:table-cell office:value-type="float" office:value="1498251" calcext:value-type="float">
            <text:p>1498251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385697" calcext:value-type="float">
            <text:p>385697</text:p>
          </table:table-cell>
          <table:table-cell office:value-type="float" office:value="379622" calcext:value-type="float">
            <text:p>379622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7s</text:p>
          </table:table-cell>
          <table:table-cell office:value-type="string" calcext:value-type="string">
            <text:p>23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74%/93.26%</text:p>
          </table:table-cell>
          <table:table-cell office:value-type="float" office:value="10119" calcext:value-type="float">
            <text:p>10119</text:p>
          </table:table-cell>
          <table:table-cell office:value-type="float" office:value="937982" calcext:value-type="float">
            <text:p>937982</text:p>
          </table:table-cell>
          <table:table-cell office:value-type="float" office:value="152655" calcext:value-type="float">
            <text:p>152655</text:p>
          </table:table-cell>
          <table:table-cell office:value-type="float" office:value="74123" calcext:value-type="float">
            <text:p>74123</text:p>
          </table:table-cell>
          <table:table-cell office:value-type="float" office:value="277434" calcext:value-type="float">
            <text:p>277434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3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7.16%/92.84%</text:p>
          </table:table-cell>
          <table:table-cell office:value-type="float" office:value="10119" calcext:value-type="float">
            <text:p>10119</text:p>
          </table:table-cell>
          <table:table-cell office:value-type="float" office:value="1103201" calcext:value-type="float">
            <text:p>1103201</text:p>
          </table:table-cell>
          <table:table-cell office:value-type="float" office:value="152655" calcext:value-type="float">
            <text:p>152655</text:p>
          </table:table-cell>
          <table:table-cell office:value-type="float" office:value="234746" calcext:value-type="float">
            <text:p>234746</text:p>
          </table:table-cell>
          <table:table-cell office:value-type="float" office:value="92478" calcext:value-type="float">
            <text:p>92478</text:p>
          </table:table-cell>
          <table:table-cell office:value-type="float" office:value="275655" calcext:value-type="float">
            <text:p>2756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34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7.61%/92.39%</text:p>
          </table:table-cell>
          <table:table-cell office:value-type="float" office:value="10119" calcext:value-type="float">
            <text:p>10119</text:p>
          </table:table-cell>
          <table:table-cell office:value-type="float" office:value="1046544" calcext:value-type="float">
            <text:p>1046544</text:p>
          </table:table-cell>
          <table:table-cell office:value-type="float" office:value="152655" calcext:value-type="float">
            <text:p>152655</text:p>
          </table:table-cell>
          <table:table-cell office:value-type="float" office:value="149898" calcext:value-type="float">
            <text:p>149898</text:p>
          </table:table-cell>
          <table:table-cell office:value-type="float" office:value="185782" calcext:value-type="float">
            <text:p>185782</text:p>
          </table:table-cell>
          <table:table-cell office:value-type="float" office:value="183770" calcext:value-type="float">
            <text:p>183770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72s</text:p>
          </table:table-cell>
          <table:table-cell office:value-type="string" calcext:value-type="string">
            <text:p>26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43%/96.57%</text:p>
          </table:table-cell>
          <table:table-cell office:value-type="float" office:value="20651" calcext:value-type="float">
            <text:p>20651</text:p>
          </table:table-cell>
          <table:table-cell office:value-type="float" office:value="1396640" calcext:value-type="float">
            <text:p>1396640</text:p>
          </table:table-cell>
          <table:table-cell office:value-type="float" office:value="0" calcext:value-type="float">
            <text:p>0</text:p>
          </table:table-cell>
          <table:table-cell office:value-type="float" office:value="93966" calcext:value-type="float">
            <text:p>93966</text:p>
          </table:table-cell>
          <table:table-cell office:value-type="float" office:value="385697" calcext:value-type="float">
            <text:p>385697</text:p>
          </table:table-cell>
          <table:table-cell office:value-type="float" office:value="278139" calcext:value-type="float">
            <text:p>27813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4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office:value-type="float" office:value="937982" calcext:value-type="float">
            <text:p>937982</text:p>
          </table:table-cell>
          <table:table-cell office:value-type="float" office:value="152655" calcext:value-type="float">
            <text:p>152655</text:p>
          </table:table-cell>
          <table:table-cell office:value-type="float" office:value="74123" calcext:value-type="float">
            <text:p>74123</text:p>
          </table:table-cell>
          <table:table-cell office:value-type="float" office:value="277434" calcext:value-type="float">
            <text:p>277434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8%/96.72%</text:p>
          </table:table-cell>
          <table:table-cell office:value-type="float" office:value="10119" calcext:value-type="float">
            <text:p>10119</text:p>
          </table:table-cell>
          <table:table-cell office:value-type="float" office:value="1211304" calcext:value-type="float">
            <text:p>1211304</text:p>
          </table:table-cell>
          <table:table-cell office:value-type="float" office:value="152655" calcext:value-type="float">
            <text:p>152655</text:p>
          </table:table-cell>
          <table:table-cell office:value-type="float" office:value="234746" calcext:value-type="float">
            <text:p>234746</text:p>
          </table:table-cell>
          <table:table-cell office:value-type="float" office:value="92478" calcext:value-type="float">
            <text:p>92478</text:p>
          </table:table-cell>
          <table:table-cell office:value-type="float" office:value="383758" calcext:value-type="float">
            <text:p>383758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5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68%/96.32%</text:p>
          </table:table-cell>
          <table:table-cell office:value-type="float" office:value="10119" calcext:value-type="float">
            <text:p>10119</text:p>
          </table:table-cell>
          <table:table-cell office:value-type="float" office:value="1046544" calcext:value-type="float">
            <text:p>1046544</text:p>
          </table:table-cell>
          <table:table-cell office:value-type="float" office:value="152655" calcext:value-type="float">
            <text:p>152655</text:p>
          </table:table-cell>
          <table:table-cell office:value-type="float" office:value="149898" calcext:value-type="float">
            <text:p>149898</text:p>
          </table:table-cell>
          <table:table-cell office:value-type="float" office:value="185782" calcext:value-type="float">
            <text:p>185782</text:p>
          </table:table-cell>
          <table:table-cell office:value-type="float" office:value="183770" calcext:value-type="float">
            <text:p>183770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1015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67s</text:p>
          </table:table-cell>
          <table:table-cell office:value-type="string" calcext:value-type="string">
            <text:p>334s</text:p>
          </table:table-cell>
          <table:table-cell office:value-type="float" office:value="0.9122" calcext:value-type="float">
            <text:p>0.9122</text:p>
          </table:table-cell>
          <table:table-cell office:value-type="string" calcext:value-type="string">
            <text:p>20s</text:p>
          </table:table-cell>
          <table:table-cell table:style-name="Default" office:value-type="float" office:value="0.0548" calcext:value-type="float">
            <text:p>0.0548</text:p>
          </table:table-cell>
          <table:table-cell office:value-type="string" calcext:value-type="string">
            <text:p>12s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3.49%/96.51%</text:p>
          </table:table-cell>
          <table:table-cell office:value-type="float" office:value="20651" calcext:value-type="float">
            <text:p>20651</text:p>
          </table:table-cell>
          <table:table-cell office:value-type="float" office:value="1303109" calcext:value-type="float">
            <text:p>1303109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477876" calcext:value-type="float">
            <text:p>477876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59s</text:p>
          </table:table-cell>
          <table:table-cell office:value-type="string" calcext:value-type="string">
            <text:p>332s</text:p>
          </table:table-cell>
          <table:table-cell office:value-type="float" office:value="0.9269" calcext:value-type="float">
            <text:p>0.9269</text:p>
          </table:table-cell>
          <table:table-cell office:value-type="string" calcext:value-type="string">
            <text:p>15s</text:p>
          </table:table-cell>
          <table:table-cell table:style-name="Default" office:value-type="float" office:value="0.044" calcext:value-type="float">
            <text:p>0.044</text:p>
          </table:table-cell>
          <table:table-cell office:value-type="string" calcext:value-type="string">
            <text:p>10s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3.05%/96.95%</text:p>
          </table:table-cell>
          <table:table-cell office:value-type="float" office:value="10119" calcext:value-type="float">
            <text:p>10119</text:p>
          </table:table-cell>
          <table:table-cell office:value-type="float" office:value="1184957" calcext:value-type="float">
            <text:p>1184957</text:p>
          </table:table-cell>
          <table:table-cell office:value-type="float" office:value="152655" calcext:value-type="float">
            <text:p>152655</text:p>
          </table:table-cell>
          <table:table-cell office:value-type="float" office:value="224661" calcext:value-type="float">
            <text:p>224661</text:p>
          </table:table-cell>
          <table:table-cell office:value-type="float" office:value="277434" calcext:value-type="float">
            <text:p>277434</text:p>
          </table:table-cell>
          <table:table-cell office:value-type="float" office:value="187496" calcext:value-type="float">
            <text:p>187496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58s</text:p>
          </table:table-cell>
          <table:table-cell office:value-type="string" calcext:value-type="string">
            <text:p>331s</text:p>
          </table:table-cell>
          <table:table-cell office:value-type="float" office:value="0.9267" calcext:value-type="float">
            <text:p>0.9267</text:p>
          </table:table-cell>
          <table:table-cell office:value-type="string" calcext:value-type="string">
            <text:p>15s</text:p>
          </table:table-cell>
          <table:table-cell table:style-name="Default" office:value-type="float" office:value="0.0442" calcext:value-type="float">
            <text:p>0.0442</text:p>
          </table:table-cell>
          <table:table-cell office:value-type="string" calcext:value-type="string">
            <text:p>10s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3.04%/96.96%</text:p>
          </table:table-cell>
          <table:table-cell office:value-type="float" office:value="10119" calcext:value-type="float">
            <text:p>10119</text:p>
          </table:table-cell>
          <table:table-cell office:value-type="float" office:value="951560" calcext:value-type="float">
            <text:p>951560</text:p>
          </table:table-cell>
          <table:table-cell office:value-type="float" office:value="152655" calcext:value-type="float">
            <text:p>152655</text:p>
          </table:table-cell>
          <table:table-cell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office:value-type="float" office:value="285585" calcext:value-type="float">
            <text:p>2855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27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17s</text:p>
          </table:table-cell>
          <table:table-cell table:style-name="Default" office:value-type="float" office:value="0.0485" calcext:value-type="float">
            <text:p>0.0485</text:p>
          </table:table-cell>
          <table:table-cell office:value-type="string" calcext:value-type="string">
            <text:p>11s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3.52%/96.48%</text:p>
          </table:table-cell>
          <table:table-cell office:value-type="float" office:value="10119" calcext:value-type="float">
            <text:p>10119</text:p>
          </table:table-cell>
          <table:table-cell office:value-type="float" office:value="1482115" calcext:value-type="float">
            <text:p>1482115</text:p>
          </table:table-cell>
          <table:table-cell office:value-type="float" office:value="152655" calcext:value-type="float">
            <text:p>152655</text:p>
          </table:table-cell>
          <table:table-cell office:value-type="float" office:value="303920" calcext:value-type="float">
            <text:p>303920</text:p>
          </table:table-cell>
          <table:table-cell office:value-type="float" office:value="185782" calcext:value-type="float">
            <text:p>185782</text:p>
          </table:table-cell>
          <table:table-cell office:value-type="float" office:value="487135" calcext:value-type="float">
            <text:p>487135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5s</text:p>
          </table:table-cell>
          <table:table-cell office:value-type="float" office:value="0.9497" calcext:value-type="float">
            <text:p>0.9497</text:p>
          </table:table-cell>
          <table:table-cell office:value-type="string" calcext:value-type="string">
            <text:p>4s</text:p>
          </table:table-cell>
          <table:table-cell table:style-name="Default" office:value-type="float" office:value="0.0142" calcext:value-type="float">
            <text:p>0.0142</text:p>
          </table:table-cell>
          <table:table-cell office:value-type="string" calcext:value-type="string">
            <text:p>12s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3.66%/96.34%</text:p>
          </table:table-cell>
          <table:table-cell office:value-type="float" office:value="10119" calcext:value-type="float">
            <text:p>10119</text:p>
          </table:table-cell>
          <table:table-cell office:value-type="float" office:value="1827583" calcext:value-type="float">
            <text:p>1827583</text:p>
          </table:table-cell>
          <table:table-cell office:value-type="float" office:value="105930" calcext:value-type="float">
            <text:p>105930</text:p>
          </table:table-cell>
          <table:table-cell office:value-type="float" office:value="393968" calcext:value-type="float">
            <text:p>393968</text:p>
          </table:table-cell>
          <table:table-cell office:value-type="float" office:value="371564" calcext:value-type="float">
            <text:p>371564</text:p>
          </table:table-cell>
          <table:table-cell office:value-type="float" office:value="598542" calcext:value-type="float">
            <text:p>598542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/>
          <table:table-cell office:value-type="string" calcext:value-type="string">
            <text:p>Why different gas cost here? 3 were joining in the same block, 2 in the next one??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4s</text:p>
          </table:table-cell>
          <table:table-cell office:value-type="float" office:value="0.9468" calcext:value-type="float">
            <text:p>0.9468</text:p>
          </table:table-cell>
          <table:table-cell office:value-type="string" calcext:value-type="string">
            <text:p>6s</text:p>
          </table:table-cell>
          <table:table-cell table:style-name="Default" office:value-type="float" office:value="0.0178" calcext:value-type="float">
            <text:p>0.0178</text:p>
          </table:table-cell>
          <table:table-cell office:value-type="string" calcext:value-type="string">
            <text:p>12s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3.61%/96.39%</text:p>
          </table:table-cell>
          <table:table-cell office:value-type="float" office:value="10119" calcext:value-type="float">
            <text:p>10119</text:p>
          </table:table-cell>
          <table:table-cell office:value-type="float" office:value="1621725" calcext:value-type="float">
            <text:p>1621725</text:p>
          </table:table-cell>
          <table:table-cell office:value-type="float" office:value="105930" calcext:value-type="float">
            <text:p>105930</text:p>
          </table:table-cell>
          <table:table-cell office:value-type="float" office:value="148828" calcext:value-type="float">
            <text:p>148828</text:p>
          </table:table-cell>
          <table:table-cell office:value-type="float" office:value="596464" calcext:value-type="float">
            <text:p>596464</text:p>
          </table:table-cell>
          <table:table-cell office:value-type="float" office:value="386152" calcext:value-type="float">
            <text:p>386152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3:49:20.780473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29:09.952077956</meta:creation-date>
    <dc:date>2018-02-25T14:36:24.121532118</dc:date>
    <meta:editing-duration>PT1H17M20S</meta:editing-duration>
    <meta:editing-cycles>25</meta:editing-cycles>
    <meta:generator>LibreOffice/5.1.6.2$Linux_X86_64 LibreOffice_project/10m0$Build-2</meta:generator>
    <meta:document-statistic meta:table-count="1" meta:cell-count="776" meta:object-count="0"/>
  </office:meta>
</office:document-meta>
</file>